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 office:value-type="string" calcext:value-type="string">
            <text:p>Yael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 office:value-type="string" calcext:value-type="string">
            <text:p>Ivan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 office:value-type="string" calcext:value-type="string">
            <text:p>Elizabeth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 office:value-type="string" calcext:value-type="string">
            <text:p>Tony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 office:value-type="string" calcext:value-type="string">
            <text:p>Alexand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 office:value-type="string" calcext:value-type="string">
            <text:p>Dani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 office:value-type="string" calcext:value-type="string">
            <text:p>Valer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 office:value-type="string" calcext:value-type="string">
            <text:p>*</text:p>
          </table:table-cell>
          <table:table-cell table:style-name="ce60" office:value-type="string" calcext:value-type="string">
            <text:p>LUIS ALEJANDRO RODRIGUEZ ECHEVERRIA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Default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Default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Default"/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Default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Default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Default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Default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7T16:29:28.644340288</dc:date>
    <meta:editing-duration>P3DT3H45M18S</meta:editing-duration>
    <meta:editing-cycles>558</meta:editing-cycles>
    <meta:generator>LibreOffice/7.3.7.2$Linux_X86_64 LibreOffice_project/30$Build-2</meta:generator>
    <meta:document-statistic meta:table-count="3" meta:cell-count="713" meta:object-count="0"/>
  </office:meta>
</office:document-meta>
</file>